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DejaVu Sans" fo:font-size="8pt" style:font-size-asian="8pt" style:font-size-complex="8pt"/>
    </style:style>
    <style:style style:name="P2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>
        <style:tab-stops>
          <style:tab-stop style:position="2.787cm"/>
        </style:tab-stops>
      </style:paragraph-properties>
      <style:text-properties style:font-name="DejaVu Sans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DejaVu Sans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2.787cm"/>
        </style:tab-stops>
      </style:paragraph-properties>
      <style:text-properties style:font-name="DejaVu Sans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.496cm" style:auto-text-indent="false"/>
      <style:text-properties style:font-name="DejaVu Sans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.496cm" style:auto-text-indent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left="0cm" fo:margin-right="0cm" fo:text-indent="0.496cm" style:auto-text-indent="false"/>
      <style:text-properties style:font-name="DejaVu Sans" fo:font-size="10pt" style:font-size-asian="10pt" style:font-size-complex="10pt"/>
    </style:style>
    <style:style style:name="P10" style:family="paragraph" style:parent-style-name="Text_20_body">
      <style:paragraph-properties fo:margin-left="0cm" fo:margin-right="0cm" fo:text-align="justify" style:justify-single-word="false" fo:text-indent="0.496cm" style:auto-text-indent="false"/>
      <style:text-properties style:font-name="DejaVu Sans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indent="0.52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text-indent="0.52cm" style:auto-text-indent="false"/>
      <style:text-properties style:font-name="DejaVu Sans" fo:font-size="10pt" style:font-size-asian="10pt" style:font-size-complex="10pt"/>
    </style:style>
    <style:style style:name="P13" style:family="paragraph" style:parent-style-name="Text_20_body">
      <style:paragraph-properties fo:margin-left="1.016cm" fo:margin-right="0cm" fo:text-indent="0cm" style:auto-text-indent="false"/>
      <style:text-properties style:font-name="DejaVu Sans" fo:font-size="10pt" style:font-size-asian="10pt" style:font-size-complex="10pt"/>
    </style:style>
    <style:style style:name="P14" style:family="paragraph" style:parent-style-name="Text_20_body">
      <style:text-properties style:font-name="DejaVu Sans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indent="0.425cm" style:auto-text-indent="false"/>
      <style:text-properties style:font-name="DejaVu Sans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text-indent="0.425cm" style:auto-text-indent="false"/>
      <style:text-properties style:font-name="DejaVu Sans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text-indent="0.425cm" style:auto-text-indent="false"/>
      <style:text-properties fo:font-size="10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2.787cm"/>
        </style:tab-stops>
      </style:paragraph-properties>
      <style:text-properties style:font-name="DejaVu Sans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DejaVu Sans"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align="justify" style:justify-single-word="false" fo:text-indent="0.543cm" style:auto-text-indent="false">
        <style:tab-stops>
          <style:tab-stop style:position="2.787cm"/>
        </style:tab-stops>
      </style:paragraph-properties>
    </style:style>
    <style:style style:name="P22" style:family="paragraph" style:parent-style-name="Standard">
      <style:paragraph-properties fo:margin-left="0cm" fo:margin-right="0cm" fo:text-indent="0.485cm" style:auto-text-indent="false">
        <style:tab-stops>
          <style:tab-stop style:position="2.787cm"/>
        </style:tab-stops>
      </style:paragraph-properties>
      <style:text-properties style:font-name="DejaVu Sans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24" style:family="paragraph" style:parent-style-name="Footer">
      <style:paragraph-properties fo:text-align="end" style:justify-single-word="false"/>
      <style:text-properties style:font-name="DejaVu Sans" fo:font-size="6pt" officeooo:rsid="000d612b" officeooo:paragraph-rsid="000d612b" style:font-size-asian="6pt" style:font-size-complex="6pt"/>
    </style:style>
    <style:style style:name="P25" style:family="paragraph" style:parent-style-name="Text_20_body" style:list-style-name="L1"/>
    <style:style style:name="P26" style:family="paragraph" style:parent-style-name="Text_20_body" style:list-style-name="L2">
      <style:paragraph-properties>
        <style:tab-stops>
          <style:tab-stop style:position="2.787cm"/>
        </style:tab-stops>
      </style:paragraph-properties>
      <style:text-properties style:font-name="DejaVu Sans" fo:font-size="10pt" style:font-size-asian="10pt" style:font-size-complex="10pt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P28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style:font-name="DejaVu Sans" fo:font-size="10pt" style:font-size-asian="10pt" style:font-size-complex="10pt"/>
    </style:style>
    <style:style style:name="T4" style:family="text">
      <style:text-properties style:font-name="DejaVu Sans" fo:font-size="10pt" fo:font-weight="bold" style:font-size-asian="10pt" style:font-size-complex="10pt"/>
    </style:style>
    <style:style style:name="T5" style:family="text">
      <style:text-properties style:font-name="DejaVu Sans" fo:font-size="10pt" fo:font-style="italic" style:font-size-asian="10pt" style:font-size-complex="10pt"/>
    </style:style>
    <style:style style:name="T6" style:family="tex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DejaVu Sans" style:font-size-asian="10pt" style:font-size-complex="10pt"/>
    </style:style>
    <style:style style:name="T8" style:family="text">
      <style:text-properties style:font-name="DejaVu Sans" officeooo:rsid="0008e51a" style:font-size-asian="10pt" style:font-size-complex="10pt"/>
    </style:style>
    <style:style style:name="T9" style:family="text">
      <style:text-properties style:font-name="DejaVu San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08e51a"/>
    </style:style>
    <style:style style:name="T12" style:family="text">
      <style:text-properties officeooo:rsid="000b768e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>Un exemple du pouvoir extraordinaire qu'eut César</text:p>
      <text:p text:style-name="P23"/>
      <text:p text:style-name="P23">La réforme du calendrier</text:p>
      <text:p text:style-name="P23"/>
      <text:p text:style-name="P5"/>
      <text:p text:style-name="P2">(1) Le problème mathématique</text:p>
      <text:p text:style-name="P4"/>
      <text:p text:style-name="P7">La Terre tourne autour du Soleil en 365 jours... et 6 heures. Elle tourne également sur elle-même en 23 heures... 56 minutes 4 secondes.</text:p>
      <text:p text:style-name="P7"/>
      <text:p text:style-name="P7">Il n'est donc pas possible d'établir un calendrier simple du type « une année dure 365 jours <text:span text:style-name="T12">de 24 heures</text:span>» puisqu'un décalage se produirait année après année. Il faut un système plus souple.</text:p>
      <text:p text:style-name="P5"/>
      <text:p text:style-name="P2">(2) Première version du calendrier romain</text:p>
      <text:p text:style-name="P5"/>
      <text:p text:style-name="P12">Cette souplesse, les Romains avaient d'abord réussi à l'obtenir au prix d'une grande imprécision dans leur premier calendrier. Celui-ci remonterait à Romulus (qui fonda Rome en ______________________) et ne comportait que dix mois :</text:p>
      <text:p text:style-name="P11"/>
      <text:p text:style-name="P13">I - Martius, (mars) : 31 jours, nommé ainsi en l'honneur du dieu romain Mars, </text:p>
      <text:p text:style-name="P13">II - Aprilis (avril) : 30 jours, dédiés à la déesse grecque Aphrodite, et désignant l’ouverture de l'année, </text:p>
      <text:p text:style-name="P13">III - Maius (mai) : 31 jours, en l'honneur des sénateurs romains ou maiores, </text:p>
      <text:p text:style-name="P13">IV - Iunius (juin) : 30 jours, en l'honneur de la déesse romaine Junon, </text:p>
      <text:p text:style-name="P13">V - Quintilis (juillet) : 31 jours, </text:p>
      <text:p text:style-name="P13">VI - Sextilis (août) : 30 jours, </text:p>
      <text:p text:style-name="P13">VII - September (septembre) : 30 jours, </text:p>
      <text:p text:style-name="P13">VIII - October (octobre) : 31 jours, </text:p>
      <text:p text:style-name="P13">IX - November (novembre) : 30 jours, </text:p>
      <text:p text:style-name="P13">X - December (décembre) : 30 jours. </text:p>
      <text:p text:style-name="P10">Il restait alors environ 51 jours par an hors du calendrier, ajoutés irrégulièrement pour réajuster le calendrier sur les lunaisons : on s'arrêtait simplement de compter les jours durant l'hiver en attendant, pour mars, la première lune du printemps.</text:p>
      <text:p text:style-name="P10">On peut voir que ce calendrier commence et se termine approximativement aux _________________.</text:p>
      <text:p text:style-name="P10"/>
      <text:p text:style-name="P2">(3) Une version plus précise : le calendrier de Numa</text:p>
      <text:p text:style-name="P2"/>
      <text:p text:style-name="P8">Le second roi de Rome, Numa, <text:span text:style-name="T11">aurait </text:span>modifi<text:span text:style-name="T11">é</text:span> le calendrier de manière à ce qu'il contienne toute l'année. Il aurait ajouté 50 jours à l'année et réduit les 6 mois de 30 jours à 29, pour créer deux mois supplémentaires de 28 jours, février et janvier. Il y ajouta aussi un mois supplémentaire (<text:span text:style-name="T1">mens intercalaris</text:span>) de 29 jours ajouté tous les 4 ans, intercalé en tant que douzième mois durant les années <text:span text:style-name="T1">bissextiles</text:span>. Aussi l'année compta 354 jours (ou 384 jours tous les 4 ans) :</text:p>
      <text:list xml:id="list2648521481" text:style-name="L1">
        <text:list-item>
          <text:p text:style-name="P27">I - Martius (<text:span text:style-name="T1">mars</text:span>) : 31 jours, </text:p>
        </text:list-item>
        <text:list-item>
          <text:p text:style-name="P27">II - Aprilis (<text:span text:style-name="T1">avril</text:span>) : <text:span text:style-name="T2">29</text:span> jours, </text:p>
        </text:list-item>
        <text:list-item>
          <text:p text:style-name="P27">III - Maius (<text:span text:style-name="T1">mai</text:span>) : 31 jours, </text:p>
        </text:list-item>
        <text:list-item>
          <text:p text:style-name="P27">IV - Iunius (<text:span text:style-name="T1">juin</text:span>) : <text:span text:style-name="T2">29</text:span> jours, </text:p>
        </text:list-item>
        <text:list-item>
          <text:p text:style-name="P27">V - Quintilis (<text:span text:style-name="T1">juillet</text:span>) : 31 jours, </text:p>
        </text:list-item>
        <text:list-item>
          <text:p text:style-name="P27">VI - Sextilis (<text:span text:style-name="T1">août</text:span>) : <text:span text:style-name="T2">29</text:span> jours, </text:p>
        </text:list-item>
        <text:list-item>
          <text:p text:style-name="P27">VII - September (<text:span text:style-name="T1">septembre</text:span>) : <text:span text:style-name="T2">29</text:span> jours, </text:p>
        </text:list-item>
        <text:list-item>
          <text:p text:style-name="P27">VIII - October (<text:span text:style-name="T1">octobre</text:span>) : 31 jours, </text:p>
        </text:list-item>
        <text:list-item>
          <text:p text:style-name="P27">IX - November (<text:span text:style-name="T1">novembre</text:span>) : <text:span text:style-name="T2">29</text:span> jours, </text:p>
        </text:list-item>
        <text:list-item>
          <text:p text:style-name="P27"><text:soft-page-break/>X - December (<text:span text:style-name="T1">décembre</text:span>) : <text:span text:style-name="T2">29</text:span> jours, </text:p>
        </text:list-item>
        <text:list-item>
          <text:p text:style-name="P28"><text:span text:style-name="T3">XI - </text:span><text:span text:style-name="T4">Februarius</text:span><text:span text:style-name="T3"> (</text:span><text:span text:style-name="T5">février</text:span><text:span text:style-name="T3">) : </text:span><text:span text:style-name="T4">28</text:span><text:span text:style-name="T3"> jours (ou 29 jours tous les 4 ans), en l'honneur du dieu Febro.</text:span></text:p>
        </text:list-item>
        <text:list-item>
          <text:p text:style-name="P27"><text:span text:style-name="T2">Mens intercalaris</text:span> : <text:span text:style-name="T2">29</text:span> jours (uniquement tous les 4 ans) </text:p>
        </text:list-item>
        <text:list-item>
          <text:p text:style-name="P25"><text:span text:style-name="T3">XII - </text:span><text:span text:style-name="T4">Ianuarius</text:span><text:span text:style-name="T3"> (</text:span><text:span text:style-name="T5">janvier</text:span><text:span text:style-name="T3">) : </text:span><text:span text:style-name="T4">28</text:span><text:span text:style-name="T3"> jours, en l'honneur du dieu Ianus.</text:span></text:p>
        </text:list-item>
      </text:list>
      <text:p text:style-name="P9"/>
      <text:p text:style-name="P9">Les Romains ayant horreur des nombres pairs portèrent l'année à 355 jours en fixant le mois de janvier à 29 jours.</text:p>
      <text:p text:style-name="P9">Mais même ainsi, l'année était trop courte et un décalage de plus en plus net apparut entre les saisons et le calendrier.</text:p>
      <text:p text:style-name="P2">(4) Une version encore plus précise : le calendrier républicain</text:p>
      <text:p text:style-name="P8"/>
      <text:p text:style-name="P21"><text:span text:style-name="T6">Vers 450, on inversa </text:span><text:span text:style-name="T3">les noms des mois de février et de janvier, peut-être pour plaire au dieu Janus; le mois intercalaire déplacé en fin d'année fut appelé Mercedonius, l'année comptant alors 355 jours tous les 2 ans, et alternativement 377 ou 378 jours les autres années :</text:span></text:p>
      <text:list xml:id="list1090286238" text:style-name="L2">
        <text:list-item>
          <text:p text:style-name="P26">I - Martius (mars) : 31 jours, </text:p>
        </text:list-item>
        <text:list-item>
          <text:p text:style-name="P26">II - Aprilis (avril) : 29 jours, </text:p>
        </text:list-item>
        <text:list-item>
          <text:p text:style-name="P26">III - Maius (mai) : 31 jours, </text:p>
        </text:list-item>
        <text:list-item>
          <text:p text:style-name="P26">IV - Iunius (juin) : 29 jours, </text:p>
        </text:list-item>
        <text:list-item>
          <text:p text:style-name="P26">V - Quintilis (juillet) : 31 jours, </text:p>
        </text:list-item>
        <text:list-item>
          <text:p text:style-name="P26">VI - Sextilis (août) : 29 jours, </text:p>
        </text:list-item>
        <text:list-item>
          <text:p text:style-name="P26">VII - September (septembre) : 29 jours, </text:p>
        </text:list-item>
        <text:list-item>
          <text:p text:style-name="P26">VIII - October (octobre) : 31 jours, </text:p>
        </text:list-item>
        <text:list-item>
          <text:p text:style-name="P26">IX - November (novembre) : 29 jours, </text:p>
        </text:list-item>
        <text:list-item>
          <text:p text:style-name="P26">X - December (décembre) : 29 jours, </text:p>
        </text:list-item>
        <text:list-item>
          <text:p text:style-name="P26">XI - Ianuarius (janvier) : 29 jours, </text:p>
        </text:list-item>
        <text:list-item>
          <text:p text:style-name="P26">XII - Februarius (février) : 28 jours (ou 23 ou 24 jours alternativement les années avec mois intercalaire) </text:p>
          <text:list>
            <text:list-item>
              <text:p text:style-name="P26">Mercedonius : 27 jours (uniquement tous les 2 ans, les années avec mois intercalaire) </text:p>
            </text:list-item>
          </text:list>
        </text:list-item>
      </text:list>
      <text:p text:style-name="P22">Mais même ainsi, l'année moyenne comptait 366,25 jours. Ce système faux et compliqué dut donc être remplacé.</text:p>
      <text:p text:style-name="P6"/>
      <text:p text:style-name="P3">(5) Le calendrier julien</text:p>
      <text:p text:style-name="P5"/>
      <text:p text:style-name="P15">C. Iulius Caesar devait faire face à une situation particulièrement dramatique : le décalage avait atteint 90 jours.</text:p>
      <text:p text:style-name="P15"/>
      <text:p text:style-name="P17"><text:span text:style-name="T7">Il eut le courage et la force politique d'imposer des changements radicaux : l'année commencerait désormais avec l'élection des magistrats (en janvier) et serait calculée de manière à correspondre au plus près au temps réel. Et pour être certain de commencer le nouveau calendrier sur des bases saines, l'année de sa mise en place </text:span><text:span text:style-name="T8">(-46) </text:span><text:span text:style-name="T7">dura 455 jours. César l'appela </text:span><text:span text:style-name="T9">ultimus annus confusionis, </text:span><text:span text:style-name="T7">les Romains </text:span><text:span text:style-name="T10">annus confusionis</text:span><text:span text:style-name="T7">.</text:span></text:p>
      <text:p text:style-name="P16"/>
      <text:p text:style-name="P16">Voici les mois de l'année du calendrier julien :</text:p>
      <text:p text:style-name="P16"/>
      <text:p text:style-name="P14">Januarius (31 jours) </text:p>
      <text:p text:style-name="P14">Februarius (29 ou 30 jours) </text:p>
      <text:p text:style-name="P14">Martius (31 jours) </text:p>
      <text:p text:style-name="P14">Aprilis (30 jours) </text:p>
      <text:p text:style-name="P14">Maius (31 jours) </text:p>
      <text:p text:style-name="P14"><text:soft-page-break/>Junius (30 jours) </text:p>
      <text:p text:style-name="P14">Julius (31 jours) </text:p>
      <text:p text:style-name="P14">Sextilis (30 jours) </text:p>
      <text:p text:style-name="P14">September (31 jours) </text:p>
      <text:p text:style-name="P14">October (30 jours) </text:p>
      <text:p text:style-name="P14">November (31 jours) </text:p>
      <text:p text:style-name="P14">December (30 jours) </text:p>
      <text:p text:style-name="P16">Tous les quatre ans, un jour intercalaire était ajouté au mois de Februarius.</text:p>
      <text:p text:style-name="P16"/>
      <text:p text:style-name="P16">Ce système, très simple, ne fut pourtant pas compris et l'on commença par ajouter un jour tous les trois ans.</text:p>
      <text:p text:style-name="P16"/>
      <text:p text:style-name="P19">(6) Le calendrier julien revu par Auguste</text:p>
      <text:p text:style-name="P15"><text:s/></text:p>
      <text:p text:style-name="P15">Augustus, premier empereur romain et successeur politique de César, rectifia l'erreur. Il renomma aussi Quintilis et Sextilis en _________________ et _________________.</text:p>
      <text:p text:style-name="P15"/>
      <text:p text:style-name="P15">Le calendrier julien fut utilisé partout en Europe jusqu'au XVIIe siècle. La Russie l'utilisa jusqu'en 1917 malgré ses imperfections : en effet un décalage de 11 minutes se produit tous les ans.</text:p>
      <text:p text:style-name="P20"/>
      <text:p text:style-name="P18">(7) Notre calendrier : le calendrier grégorie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5cm" style:type="center"/>
          <style:tab-stop style:position="16.70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DejaVu Sans" fo:font-size="8pt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DejaVu Sans" fo:font-size="6pt" officeooo:rsid="000d612b" officeooo:paragraph-rsid="000d612b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3cm" fo:margin-bottom="1.3cm" fo:margin-left="1.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  <text:p text:style-name="MP2">Jules César et la réforme du calendri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7-05-21T06:33:34</meta:creation-date>
    <dc:date>2020-12-17T07:37:25.624443260</dc:date>
    <meta:print-date>2008-01-22T11:06:47</meta:print-date>
    <meta:editing-cycles>93</meta:editing-cycles>
    <meta:editing-duration>PT1H4M1S</meta:editing-duration>
    <meta:document-statistic meta:table-count="0" meta:image-count="0" meta:object-count="0" meta:page-count="3" meta:paragraph-count="77" meta:word-count="973" meta:character-count="5499" meta:non-whitespace-character-count="4581"/>
    <meta:user-defined meta:name="Info 1"/>
    <meta:user-defined meta:name="Info 2"/>
    <meta:user-defined meta:name="Info 3"/>
    <meta:user-defined meta:name="Info 4"/>
  </office:meta>
</office:document-meta>
</file>